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José María García </text:p>
      <text:p text:style-name="Text_20_body">San José de Metán, Salta, Argentina.</text:p>
      <text:p text:style-name="Text_20_body"/>
      <text:p text:style-name="Text_20_body">Hello IPSY team,</text:p>
      <text:p text:style-name="Text_20_body">First of all, thank you for the opportunity to express myself in a cover letter. I am interested in the position of "Frontend Software Engineer". I have experience in most of the mentioned requirements:</text:p>
      <text:list xml:id="list7761995247189448093" text:style-name="L1">
        <text:list-item>
          <text:p text:style-name="P2">Creation of reusable components for the front-end: Most of my applications are designed to generate reusable components, including one of my current projects, "my-components".</text:p>
        </text:list-item>
        <text:list-item>
          <text:p text:style-name="P2">Integration with the backend: Many of my applications have a backend integration service, mostly created by myself.</text:p>
        </text:list-item>
        <text:list-item>
          <text:p text:style-name="P2">Automated testing: Having already developed backends, I have used applications to test them.</text:p>
        </text:list-item>
        <text:list-item>
          <text:p text:style-name="P2">Translation of business requirements into technical ones: I do not have much experience in this area; however, I can do it.</text:p>
        </text:list-item>
        <text:list-item>
          <text:p text:style-name="P1">Scalable software: Most of the code I write is scalable. The scalability of the code will depend on the requirements and available time.</text:p>
        </text:list-item>
      </text:list>
      <text:p text:style-name="Text_20_body">Plus: I meet most of the additional requirements. However, I do not yet have conversational English skills.</text:p>
      <text:p text:style-name="Text_20_body">These skills and requirements can be seen in the projects in my portfolio, where I include my GitHub code.</text:p>
      <text:p text:style-name="Text_20_body">I would like to express more, but to avoid extending this cover letter too much and to save something for the interview, if there is one, thank you for your time and I bid you farewell.</text:p>
      <text:p text:style-name="Text_20_body">Best regards, </text:p>
      <text:p text:style-name="Text_20_body">José María Garcí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maria garcia</meta:initial-creator>
    <meta:creation-date>2024-06-17T09:10:20</meta:creation-date>
    <meta:document-statistic meta:table-count="0" meta:image-count="0" meta:object-count="0" meta:page-count="1" meta:paragraph-count="14" meta:word-count="226" meta:character-count="1347"/>
    <dc:date>2024-06-17T09:12:48</dc:date>
    <dc:creator>jose maria garcia</dc:creator>
    <meta:editing-duration>PT2M28S</meta:editing-duration>
    <meta:editing-cycles>1</meta:editing-cycles>
    <meta:generator>OpenOffice/4.1.15$Unix OpenOffice.org_project/4115m2$Build-9813</meta:generator>
  </office:meta>
</office:document-meta>
</file>